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F0000011CD8B6A2AF.svm" manifest:media-type=""/>
  <manifest:file-entry manifest:full-path="Pictures/200000010000023700000120162A318F.svm" manifest:media-type=""/>
  <manifest:file-entry manifest:full-path="Pictures/20000001000001EF000000D851F8367C.svm" manifest:media-type=""/>
  <manifest:file-entry manifest:full-path="Pictures/200000010000015B0000011C10A23E24.svm" manifest:media-type=""/>
  <manifest:file-entry manifest:full-path="Pictures/200000020000037E0000014E060B09A9.eps" manifest:media-type=""/>
  <manifest:file-entry manifest:full-path="Pictures/20000001000001F7000000D89EF8F9DD.svm" manifest:media-type=""/>
  <manifest:file-entry manifest:full-path="Pictures/20000001000001D6000000D8EA1F595A.svm" manifest:media-type=""/>
  <manifest:file-entry manifest:full-path="Pictures/20000001000003AF000000E534D20A41.svm" manifest:media-type=""/>
  <manifest:file-entry manifest:full-path="Pictures/20000001000001350000010B8C75646B.svm" manifest:media-type=""/>
  <manifest:file-entry manifest:full-path="Pictures/200000010000023F00000135B9F501A9.svm" manifest:media-type=""/>
  <manifest:file-entry manifest:full-path="Pictures/2000000100000118000000D86AB3B7FE.svm" manifest:media-type=""/>
  <manifest:file-entry manifest:full-path="Pictures/200000010000023F000001358C0EADEA.svm" manifest:media-type=""/>
  <manifest:file-entry manifest:full-path="Pictures/20000001000001CD000000D8FBE8A3AE.svm" manifest:media-type=""/>
  <manifest:file-entry manifest:full-path="Pictures/200000010000015300000124B14B37D1.svm" manifest:media-type="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0FE000001038E021CBF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r_{b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C_{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g_m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0cm"/>
    </style:style>
    <style:style style:name="gr13" style:family="graphic" style:parent-style-name="standard">
      <style:graphic-properties TexMathsArgs="12§display§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{ee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{cc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{\mu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16cm" svg:height="3.555cm" svg:x="1.762cm" svg:y="0.848cm">
          <draw:image xlink:href="Pictures/200000020000037E0000014E060B09A9.eps" xlink:type="simple" xlink:show="embed" xlink:actuate="onLoad">
            <text:p/>
          </draw:image>
        </draw:frame>
        <draw:frame draw:style-name="gr2" draw:text-style-name="P1" draw:layer="layout" svg:width="0.644cm" svg:height="0.301cm" svg:x="2.112cm" svg:y="1.753cm">
          <draw:image xlink:href="Pictures/20000001000001CD000000D8FBE8A3AE.svm" xlink:type="simple" xlink:show="embed" xlink:actuate="onLoad">
            <text:p/>
          </draw:image>
        </draw:frame>
        <draw:frame draw:style-name="gr3" draw:text-style-name="P1" draw:layer="layout" svg:width="0.692cm" svg:height="0.301cm" svg:x="3.562cm" svg:y="2.605cm">
          <draw:image xlink:href="Pictures/20000001000001EF000000D851F8367C.svm" xlink:type="simple" xlink:show="embed" xlink:actuate="onLoad">
            <text:p/>
          </draw:image>
        </draw:frame>
        <draw:frame draw:style-name="gr4" draw:text-style-name="P1" draw:layer="layout" svg:width="0.804cm" svg:height="0.431cm" svg:x="2.042cm" svg:y="2.574cm">
          <draw:image xlink:href="Pictures/200000010000023F000001358C0EADEA.svm" xlink:type="simple" xlink:show="embed" xlink:actuate="onLoad">
            <text:p/>
          </draw:image>
        </draw:frame>
        <draw:frame draw:style-name="gr5" draw:text-style-name="P1" draw:layer="layout" svg:width="0.804cm" svg:height="0.431cm" svg:x="6.428cm" svg:y="1.572cm">
          <draw:image xlink:href="Pictures/200000010000023F00000135B9F501A9.svm" xlink:type="simple" xlink:show="embed" xlink:actuate="onLoad">
            <text:p/>
          </draw:image>
        </draw:frame>
        <draw:frame draw:style-name="gr6" draw:text-style-name="P1" draw:layer="layout" svg:width="1.319cm" svg:height="0.319cm" svg:x="7.14cm" svg:y="2.623cm">
          <draw:image xlink:href="Pictures/20000001000003AF000000E534D20A41.svm" xlink:type="simple" xlink:show="embed" xlink:actuate="onLoad">
            <text:p/>
          </draw:image>
        </draw:frame>
        <draw:frame draw:style-name="gr7" draw:text-style-name="P1" draw:layer="layout" svg:width="0.391cm" svg:height="0.301cm" svg:x="9.548cm" svg:y="2.63cm">
          <draw:image xlink:href="Pictures/2000000100000118000000D86AB3B7FE.svm" xlink:type="simple" xlink:show="embed" xlink:actuate="onLoad">
            <text:p/>
          </draw:image>
        </draw:frame>
        <draw:frame draw:style-name="gr8" draw:text-style-name="P1" draw:layer="layout" svg:width="0.354cm" svg:height="0.337cm" svg:x="1.392cm" svg:y="2.06cm">
          <draw:image xlink:href="Pictures/20000001000000FE000000F2E11C61C7.svm" xlink:type="simple" xlink:show="embed" xlink:actuate="onLoad">
            <text:p/>
          </draw:image>
        </draw:frame>
        <draw:frame draw:style-name="gr9" draw:text-style-name="P1" draw:layer="layout" svg:width="0.361cm" svg:height="0.337cm" svg:x="6.591cm" svg:y="4.409cm">
          <draw:image xlink:href="Pictures/2000000100000103000000F210DD7C79.svm" xlink:type="simple" xlink:show="embed" xlink:actuate="onLoad">
            <text:p/>
          </draw:image>
        </draw:frame>
        <draw:frame draw:style-name="gr10" draw:text-style-name="P1" draw:layer="layout" svg:width="0.354cm" svg:height="0.361cm" svg:x="11.16cm" svg:y="2.048cm">
          <draw:image xlink:href="Pictures/20000001000000FE000001038E021CBF.svm" xlink:type="simple" xlink:show="embed" xlink:actuate="onLoad">
            <text:p/>
          </draw:image>
        </draw:frame>
        <draw:frame draw:style-name="gr11" draw:text-style-name="P1" draw:layer="layout" svg:width="0.703cm" svg:height="0.301cm" svg:x="4.551cm" svg:y="2.605cm">
          <draw:image xlink:href="Pictures/20000001000001F7000000D89EF8F9DD.svm" xlink:type="simple" xlink:show="embed" xlink:actuate="onLoad">
            <text:p/>
          </draw:image>
        </draw:frame>
        <draw:frame draw:style-name="gr12" draw:text-style-name="P2" draw:layer="layout" svg:width="0.748cm" svg:height="0.97cm" svg:x="4.508cm" svg:y="2.012cm">
          <draw:text-box>
            <text:p><text:span text:style-name="T1">+</text:span></text:p>
          </draw:text-box>
        </draw:frame>
        <draw:frame draw:style-name="gr12" draw:text-style-name="P2" draw:layer="layout" svg:width="0.642cm" svg:height="0.97cm" svg:x="4.508cm" svg:y="2.769cm">
          <draw:text-box>
            <text:p><text:span text:style-name="T1">-</text:span></text:p>
          </draw:text-box>
        </draw:frame>
        <draw:frame draw:style-name="gr13" draw:text-style-name="P1" draw:layer="layout" svg:width="0.42cm" svg:height="0.34cm" svg:x="3.179cm" svg:y="1.815cm">
          <draw:image xlink:href="Pictures/200000010000015F0000011CD8B6A2AF.svm" xlink:type="simple" xlink:show="embed" xlink:actuate="onLoad">
            <text:p/>
          </draw:image>
        </draw:frame>
        <draw:frame draw:style-name="gr14" draw:text-style-name="P1" draw:layer="layout" svg:width="0.415cm" svg:height="0.34cm" svg:x="6.077cm" svg:y="3.285cm">
          <draw:image xlink:href="Pictures/200000010000015B0000011C10A23E24.svm" xlink:type="simple" xlink:show="embed" xlink:actuate="onLoad">
            <text:p/>
          </draw:image>
        </draw:frame>
        <draw:frame draw:style-name="gr15" draw:text-style-name="P1" draw:layer="layout" svg:width="0.679cm" svg:height="0.344cm" svg:x="6.909cm" svg:y="3.601cm">
          <draw:image xlink:href="Pictures/200000010000023700000120162A318F.svm" xlink:type="simple" xlink:show="embed" xlink:actuate="onLoad">
            <text:p/>
          </draw:image>
        </draw:frame>
        <draw:frame draw:style-name="gr16" draw:text-style-name="P1" draw:layer="layout" svg:width="0.406cm" svg:height="0.349cm" svg:x="8.882cm" svg:y="1.815cm">
          <draw:image xlink:href="Pictures/200000010000015300000124B14B37D1.svm" xlink:type="simple" xlink:show="embed" xlink:actuate="onLoad">
            <text:p/>
          </draw:image>
        </draw:frame>
        <draw:frame draw:style-name="gr17" draw:text-style-name="P1" draw:layer="layout" svg:width="0.563cm" svg:height="0.258cm" svg:x="10.197cm" svg:y="1.774cm">
          <draw:image xlink:href="Pictures/20000001000001D6000000D8EA1F595A.svm" xlink:type="simple" xlink:show="embed" xlink:actuate="onLoad">
            <text:p/>
          </draw:image>
        </draw:frame>
        <draw:frame draw:style-name="gr18" draw:text-style-name="P1" draw:layer="layout" svg:width="0.37cm" svg:height="0.319cm" svg:x="6.581cm" svg:y="0.643cm">
          <draw:image xlink:href="Pictures/20000001000001350000010B8C75646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2T14:39:26</dc:date>
    <dc:creator>kkk </dc:creator>
    <meta:generator>LibreOffice/3.3$Linux LibreOffice_project/330m19$Build-401</meta:generator>
    <meta:editing-duration>PT1H14M56S</meta:editing-duration>
    <meta:editing-cycles>12</meta:editing-cycles>
    <meta:document-statistic meta:object-count="19"/>
  </office:meta>
</office:document-meta>
</file>